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recuencia [Hz]</text:p>
          </table:table-cell>
          <table:table-cell office:value-type="string" calcext:value-type="string">
            <text:p>V_s</text:p>
          </table:table-cell>
          <table:table-cell office:value-type="string" calcext:value-type="string">
            <text:p>V_e</text:p>
          </table:table-cell>
          <table:table-cell office:value-type="string" calcext:value-type="string">
            <text:p>A [db]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.737" calcext:value-type="float">
            <text:p>3.737</text:p>
          </table:table-cell>
          <table:table-cell office:value-type="float" office:value="0.3877" calcext:value-type="float">
            <text:p>0.3877</text:p>
          </table:table-cell>
          <table:table-cell table:formula="of:=20*LOG([.C3]/[.D3])" office:value-type="float" office:value="19.6805459368486" calcext:value-type="float">
            <text:p>19.680545936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774" calcext:value-type="float">
            <text:p>3.774</text:p>
          </table:table-cell>
          <table:table-cell office:value-type="float" office:value="0.39111" calcext:value-type="float">
            <text:p>0.39111</text:p>
          </table:table-cell>
          <table:table-cell table:formula="of:=20*LOG([.C4]/[.D4])" office:value-type="float" office:value="19.69005951166" calcext:value-type="float">
            <text:p>19.690059511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.132" calcext:value-type="float">
            <text:p>3.132</text:p>
          </table:table-cell>
          <table:table-cell office:value-type="float" office:value="0.387" calcext:value-type="float">
            <text:p>0.387</text:p>
          </table:table-cell>
          <table:table-cell table:formula="of:=20*LOG([.C5]/[.D5])" office:value-type="float" office:value="18.1622157673399" calcext:value-type="float">
            <text:p>18.162215767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.174" calcext:value-type="float">
            <text:p>1.174</text:p>
          </table:table-cell>
          <table:table-cell office:value-type="float" office:value="0.39531" calcext:value-type="float">
            <text:p>0.39531</text:p>
          </table:table-cell>
          <table:table-cell table:formula="of:=20*LOG([.C6]/[.D6])" office:value-type="float" office:value="9.45460592509435" calcext:value-type="float">
            <text:p>9.454605925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3827" calcext:value-type="float">
            <text:p>0.3827</text:p>
          </table:table-cell>
          <table:table-cell table:formula="of:=20*LOG([.C7]/[.D7])" office:value-type="float" office:value="4.37227702593943" calcext:value-type="float">
            <text:p>4.3722770259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41214" calcext:value-type="float">
            <text:p>0.41214</text:p>
          </table:table-cell>
          <table:table-cell office:value-type="float" office:value="0.37859" calcext:value-type="float">
            <text:p>0.37859</text:p>
          </table:table-cell>
          <table:table-cell table:formula="of:=20*LOG([.C8]/[.D8])" office:value-type="float" office:value="0.737512566955303" calcext:value-type="float">
            <text:p>0.73751256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31739" calcext:value-type="float">
            <text:p>0.31739</text:p>
          </table:table-cell>
          <table:table-cell office:value-type="float" office:value="0.3911" calcext:value-type="float">
            <text:p>0.3911</text:p>
          </table:table-cell>
          <table:table-cell table:formula="of:=20*LOG([.C9]/[.D9])" office:value-type="float" office:value="-1.81389153249557" calcext:value-type="float">
            <text:p>-1.813891532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21671" calcext:value-type="float">
            <text:p>0.21671</text:p>
          </table:table-cell>
          <table:table-cell office:value-type="float" office:value="0.3827" calcext:value-type="float">
            <text:p>0.3827</text:p>
          </table:table-cell>
          <table:table-cell table:formula="of:=20*LOG([.C10]/[.D10])" office:value-type="float" office:value="-4.93959020179314" calcext:value-type="float">
            <text:p>-4.93959020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37405" calcext:value-type="float">
            <text:p>0.37405</text:p>
          </table:table-cell>
          <table:table-cell table:formula="of:=20*LOG([.C11]/[.D11])" office:value-type="float" office:value="5.17496380224189" calcext:value-type="float">
            <text:p>5.1749638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1:02:10.911010852</meta:creation-date>
    <dc:date>2018-11-08T08:41:14.578060397</dc:date>
    <meta:editing-duration>PT10H8M10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